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/>
    </style:style>
    <style:style style:name="Πίνακας1.A" style:family="table-column">
      <style:table-column-properties style:column-width="1.549cm"/>
    </style:style>
    <style:style style:name="Πίνακας1.B" style:family="table-column">
      <style:table-column-properties style:column-width="14.369cm"/>
    </style:style>
    <style:style style:name="Πίνακας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Πίνακας1.B1" style:family="table-cell">
      <style:table-cell-properties style:vertical-align="middle" fo:padding="0.049cm" fo:border="0.05pt solid #000000"/>
    </style:style>
    <style:style style:name="Πίνακας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Πίνακας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2.833cm" style:rel-column-width="10922*"/>
    </style:style>
    <style:style style:name="Πίνακας2.F" style:family="table-column">
      <style:table-column-properties style:column-width="2.835cm" style:rel-column-width="10925*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F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2.833cm" style:rel-column-width="10922*"/>
    </style:style>
    <style:style style:name="Πίνακας3.F" style:family="table-column">
      <style:table-column-properties style:column-width="2.835cm" style:rel-column-width="10925*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F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2.833cm" style:rel-column-width="10922*"/>
    </style:style>
    <style:style style:name="Πίνακας4.F" style:family="table-column">
      <style:table-column-properties style:column-width="2.835cm" style:rel-column-width="10925*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F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2.833cm" style:rel-column-width="10922*"/>
    </style:style>
    <style:style style:name="Πίνακας5.F" style:family="table-column">
      <style:table-column-properties style:column-width="2.835cm" style:rel-column-width="10925*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F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2.833cm" style:rel-column-width="10922*"/>
    </style:style>
    <style:style style:name="Πίνακας6.F" style:family="table-column">
      <style:table-column-properties style:column-width="2.835cm" style:rel-column-width="10925*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F1" style:family="table-cell">
      <style:table-cell-properties fo:padding="0.097cm" fo:border="0.05pt solid #000000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7cm" table:align="margins"/>
    </style:style>
    <style:style style:name="Πίνακας7.A" style:family="table-column">
      <style:table-column-properties style:column-width="2.833cm" style:rel-column-width="10922*"/>
    </style:style>
    <style:style style:name="Πίνακας7.F" style:family="table-column">
      <style:table-column-properties style:column-width="2.835cm" style:rel-column-width="10925*"/>
    </style:style>
    <style:style style:name="Πίνακας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7.F1" style:family="table-cell">
      <style:table-cell-properties fo:padding="0.097cm" fo:border="0.05pt solid #000000"/>
    </style:style>
    <style:style style:name="Πίνακας7.A2" style:family="table-cell">
      <style:table-cell-properties fo:padding="0.097cm" fo:border-left="0.05pt solid #000000" fo:border-right="none" fo:border-top="none" fo:border-bottom="0.05pt solid #000000"/>
    </style:style>
    <style:style style:name="Πίνακας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92cd7" officeooo:paragraph-rsid="00192cd7" style:font-weight-asian="normal" style:font-weight-complex="normal"/>
    </style:style>
    <style:style style:name="P2" style:family="paragraph" style:parent-style-name="Text_20_body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62a3b" officeooo:paragraph-rsid="00170be0" style:font-size-asian="12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ddf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0ddf9f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ddf9f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ddf9f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560dd2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ddf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70be0" officeooo:paragraph-rsid="000ddf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ddf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7f83" officeooo:paragraph-rsid="001120d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9562d" officeooo:paragraph-rsid="0026817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0dd2" officeooo:paragraph-rsid="00560dd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120dd" style:font-size-asian="12pt" style:font-weight-asian="bold" style:font-size-complex="12pt" style:font-weight-complex="bold"/>
    </style:style>
    <style:style style:name="P1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5765d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5ec1b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5ab26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0ddf9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1120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5765d1" officeooo:paragraph-rsid="005765d1" style:font-size-asian="12pt" style:font-weight-asian="bold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5765d1" officeooo:paragraph-rsid="005ec1b3" style:font-size-asian="12pt" style:font-weight-asian="bold" style:font-size-complex="12pt" style:font-weight-complex="bold"/>
    </style:style>
    <style:style style:name="P2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ddf9f"/>
    </style:style>
    <style:style style:name="P24" style:family="paragraph" style:parent-style-name="Standard">
      <style:text-properties fo:language="el" fo:country="GR" fo:font-weight="bold" officeooo:rsid="002cd9df" officeooo:paragraph-rsid="0046ea25" style:font-weight-asian="bold" style:font-weight-complex="bold"/>
    </style:style>
    <style:style style:name="P25" style:family="paragraph" style:parent-style-name="Standard">
      <style:text-properties fo:language="el" fo:country="GR" fo:font-weight="bold" officeooo:rsid="002cd9df" officeooo:paragraph-rsid="005765d1" style:font-weight-asian="bold" style:font-weight-complex="bold"/>
    </style:style>
    <style:style style:name="P26" style:family="paragraph" style:parent-style-name="Standard">
      <style:text-properties fo:language="el" fo:country="GR" fo:font-weight="bold" officeooo:rsid="002cd9df" officeooo:paragraph-rsid="005ec1b3" style:font-weight-asian="bold" style:font-weight-complex="bold"/>
    </style:style>
    <style:style style:name="P27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bold" officeooo:rsid="005ab263" officeooo:paragraph-rsid="005ec1b3" style:font-weight-asian="bold" style:font-weight-complex="bold"/>
    </style:style>
    <style:style style:name="P28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5ab263" officeooo:paragraph-rsid="005ab263" style:font-weight-asian="normal" style:font-weight-complex="normal"/>
    </style:style>
    <style:style style:name="P29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1120dd"/>
    </style:style>
    <style:style style:name="P3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0ddf9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language="en" fo:country="US" fo:font-weight="bold" officeooo:rsid="005765d1" officeooo:paragraph-rsid="005765d1" style:font-weight-asian="bold" style:font-weight-complex="bold"/>
    </style:style>
    <style:style style:name="P3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language="en" fo:country="US" fo:font-weight="bold" officeooo:rsid="005765d1" officeooo:paragraph-rsid="005ec1b3" style:font-weight-asian="bold" style:font-weight-complex="bold"/>
    </style:style>
    <style:style style:name="P33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bold" officeooo:paragraph-rsid="005a830e" style:font-weight-asian="bold" style:font-weight-complex="bold"/>
    </style:style>
    <style:style style:name="P34" style:family="paragraph" style:parent-style-name="Table_20_Contents">
      <style:text-properties fo:color="#000000" style:font-name="Liberation Serif" fo:font-weight="bold" style:font-weight-asian="bold" style:font-weight-complex="bold"/>
    </style:style>
    <style:style style:name="P35" style:family="paragraph" style:parent-style-name="Table_20_Contents">
      <style:text-properties fo:color="#000000" style:font-name="Liberation Serif" fo:font-style="italic"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paragraph-rsid="005765d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paragraph-rsid="005ec1b3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fo:font-weight="bold" officeooo:rsid="005765d1" officeooo:paragraph-rsid="005765d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fo:font-weight="bold" officeooo:rsid="005765d1" officeooo:paragraph-rsid="005ec1b3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language="el" fo:country="GR" fo:font-weight="bold" officeooo:rsid="005765d1" officeooo:paragraph-rsid="005ec1b3" style:font-size-asian="12pt" style:font-weight-asian="bold" style:font-size-complex="12pt" style:font-weight-complex="bold"/>
    </style:style>
    <style:style style:name="P42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47f83" style:font-size-asian="12pt" style:font-weight-asian="bold" style:font-size-complex="12pt" style:font-weight-complex="bold"/>
    </style:style>
    <style:style style:name="P43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147f83" style:font-size-asian="12pt" style:font-weight-asian="bold" style:font-size-complex="12pt" style:font-weight-complex="bold"/>
    </style:style>
    <style:style style:name="P44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weight="bold" officeooo:paragraph-rsid="00147f83" style:font-weight-asian="bold" style:font-weight-complex="bold"/>
    </style:style>
    <style:style style:name="P45" style:family="paragraph" style:parent-style-name="Standard" style:list-style-name="L2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0dd2" officeooo:paragraph-rsid="00560dd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da2ed" officeooo:paragraph-rsid="005ab263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0dd2" officeooo:paragraph-rsid="00560dd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bold" officeooo:rsid="0007ff66" officeooo:paragraph-rsid="005a830e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fo:font-weight="bold" officeooo:rsid="00601d17" officeooo:paragraph-rsid="00601d17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" style:family="text">
      <style:text-properties fo:font-variant="normal" fo:text-transform="none" fo:color="#000000" style:font-name="Liberation Serif" fo:letter-spacing="normal" fo:font-style="normal" style:text-underline-style="none" officeooo:rsid="002db6ce"/>
    </style:style>
    <style:style style:name="T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e7d2f" style:font-weight-asian="bold" style:font-weight-complex="bold"/>
    </style:style>
    <style:style style:name="T4" style:family="text">
      <style:text-properties fo:font-variant="normal" fo:text-transform="none" fo:color="#000000" style:font-name="Liberation Serif" fo:letter-spacing="normal" fo:font-style="normal" style:text-underline-style="none" officeooo:rsid="002e7d2f"/>
    </style:style>
    <style:style style:name="T5" style:family="text">
      <style:text-properties fo:font-variant="normal" fo:text-transform="none" fo:color="#000000" style:font-name="Liberation Serif" fo:letter-spacing="normal" fo:font-style="normal" style:text-underline-style="none" officeooo:rsid="002ef2cc"/>
    </style:style>
    <style:style style:name="T6" style:family="text">
      <style:text-properties fo:font-variant="normal" fo:text-transform="none" fo:color="#000000" style:font-name="Liberation Serif" fo:letter-spacing="normal" fo:font-style="normal" style:text-underline-style="none" officeooo:rsid="0036fda6"/>
    </style:style>
    <style:style style:name="T7" style:family="text">
      <style:text-properties fo:font-variant="normal" fo:text-transform="none" fo:color="#000000" style:font-name="Liberation Serif" fo:letter-spacing="normal" fo:font-style="normal" style:text-underline-style="none" officeooo:rsid="00377d95"/>
    </style:style>
    <style:style style:name="T8" style:family="text">
      <style:text-properties fo:font-variant="normal" fo:text-transform="none" fo:color="#000000" style:font-name="Liberation Serif" fo:letter-spacing="normal" fo:font-style="normal" style:text-underline-style="none" officeooo:rsid="00383a6d"/>
    </style:style>
    <style:style style:name="T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7d2f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f2cc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db6ce" style:font-weight-asian="bold" style:font-weight-complex="bold"/>
    </style:style>
    <style:style style:name="T1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7d2f"/>
    </style:style>
    <style:style style:name="T1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f2cc"/>
    </style:style>
    <style:style style:name="T1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6fda6"/>
    </style:style>
    <style:style style:name="T1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db6ce"/>
    </style:style>
    <style:style style:name="T1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77d95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0be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dca1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4a901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fdd05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559db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5bae3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0dd2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368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71bf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c997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ddf9f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120d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4a901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560dd2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5da2e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officeooo:rsid="00162a3b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US" fo:font-style="normal" officeooo:rsid="00068153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US" fo:font-style="normal" officeooo:rsid="0007ff66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US" fo:font-style="normal" officeooo:rsid="005c1875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US" fo:font-style="normal" officeooo:rsid="001120dd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US" fo:font-style="normal" officeooo:rsid="0012f1d7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US" fo:font-style="normal" officeooo:rsid="00147f83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0dd2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a901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fdd05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559db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5bae3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368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71bf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c997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el" fo:country="GR" fo:font-style="normal" officeooo:rsid="000b1ee8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el" fo:country="GR" fo:font-style="normal" officeooo:rsid="001120dd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el" fo:country="GR" fo:font-style="normal" officeooo:rsid="0012f1d7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el" fo:country="GR" fo:font-style="normal" officeooo:rsid="00147f83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20d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0ddf9f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170be0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bold" officeooo:rsid="000ddf9f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officeooo:rsid="00162a3b" style:font-size-asian="12pt" style:font-size-complex="12pt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officeooo:rsid="0007ff66" style:font-size-asian="12pt" style:font-size-complex="12pt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officeooo:rsid="005c1875" style:font-size-asian="12pt" style:font-size-complex="12pt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officeooo:rsid="005da2ed" style:font-size-asian="12pt" style:font-size-complex="12pt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3" style:family="text">
      <style:text-properties officeooo:rsid="0005c294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068153"/>
    </style:style>
    <style:style style:name="T76" style:family="text">
      <style:text-properties fo:language="en" fo:country="US" style:text-underline-style="none" fo:font-weight="bold" officeooo:rsid="0010208b" style:font-weight-asian="bold" style:font-weight-complex="bold"/>
    </style:style>
    <style:style style:name="T77" style:family="text">
      <style:text-properties fo:language="el" fo:country="GR" officeooo:rsid="00068153"/>
    </style:style>
    <style:style style:name="T78" style:family="text">
      <style:text-properties fo:language="el" fo:country="GR" officeooo:rsid="005ec1b3"/>
    </style:style>
    <style:style style:name="T79" style:family="text">
      <style:text-properties officeooo:rsid="000f2a7f"/>
    </style:style>
    <style:style style:name="T80" style:family="text">
      <style:text-properties fo:font-style="italic"/>
    </style:style>
    <style:style style:name="T81" style:family="text">
      <style:text-properties officeooo:rsid="000b1ee8"/>
    </style:style>
    <style:style style:name="T82" style:family="text">
      <style:text-properties officeooo:rsid="0058bfd5"/>
    </style:style>
    <style:style style:name="T83" style:family="text">
      <style:text-properties officeooo:rsid="005ec1b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LANOMA MACHINE LEARNING</text:p>
      <text:p text:style-name="P3"/>
      <text:p text:style-name="P4">Σαλτερ<text:span text:style-name="T79">ή</text:span>ς Γε<text:span text:style-name="T79">ώ</text:span>ργιος 2136</text:p>
      <text:p text:style-name="P4">Μουλόπουλος Αντώνιος 2104</text:p>
      <text:p text:style-name="P5"/>
      <text:p text:style-name="P6"/>
      <text:p text:style-name="P6"><text:span text:style-name="T73">Αποτελεσματα απο την εκπαίδευση διαφορων </text:span><text:span text:style-name="T75">clasifiers </text:span><text:span text:style-name="T77">που προβλεπουν αν καποιος εχει μελανομα η όχι. Οι </text:span><text:span text:style-name="T75">classifier </text:span><text:span text:style-name="T77">που χρησιμοποιουμε είναι οι</text:span><text:bookmark text:name="SVM"/><text:span text:style-name="T77"> </text:span><text:span text:style-name="T18">SVM </text:span><text:span text:style-name="T21">Linear</text:span><text:span text:style-name="T18">,</text:span><text:bookmark text:name="LINEAR-LOGISTIC-REGRESSION"/><text:span text:style-name="T18">L</text:span><text:span text:style-name="T19">inear</text:span><text:span text:style-name="T18"> L</text:span><text:span text:style-name="T19">ogistic</text:span><text:span text:style-name="T18"> R</text:span><text:bookmark text:name="OLS"/><text:span text:style-name="T19">egression</text:span><text:span text:style-name="T18">, </text:span><text:span text:style-name="T46">GaussianNB.</text:span></text:p>
      <text:p text:style-name="P8"/>
      <text:p text:style-name="P23"><text:span text:style-name="T62">Γ</text:span><text:span text:style-name="T61">ια το παρακατω πειραμα κρατήσαμε ολα τα </text:span><text:span text:style-name="T17">snp </text:span><text:span text:style-name="T61">με</text:span><text:span text:style-name="T65"> </text:span><text:span text:style-name="T30">pvalue &lt;= 0.0</text:span><text:span text:style-name="T31">0</text:span><text:span text:style-name="T30">01 </text:span><text:span text:style-name="T63">από το αρχείο </text:span><text:span text:style-name="T33">assoc </text:span><text:span text:style-name="T63">που πήραμε απο το</text:span><text:span text:style-name="T66"> </text:span><text:span text:style-name="T33">plink</text:span><text:span text:style-name="T30">. <text:s/></text:span><text:span text:style-name="T64">Το </text:span><text:span text:style-name="T20">assoc </text:span><text:span text:style-name="T64">αρχείο είναι της μορφής:</text:span></text:p>
      <text:p text:style-name="P9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34">CHR</text:p>
          </table:table-cell>
          <table:table-cell table:style-name="Πίνακας1.B1" office:value-type="string">
            <text:p text:style-name="P34">Chromosome code</text:p>
          </table:table-cell>
        </table:table-row>
        <table:table-row>
          <table:table-cell table:style-name="Πίνακας1.A2" office:value-type="string">
            <text:p text:style-name="P34">SNP</text:p>
          </table:table-cell>
          <table:table-cell table:style-name="Πίνακας1.B2" office:value-type="string">
            <text:p text:style-name="P34">Variant identifier</text:p>
          </table:table-cell>
        </table:table-row>
        <table:table-row>
          <table:table-cell table:style-name="Πίνακας1.A2" office:value-type="string">
            <text:p text:style-name="P34">BP</text:p>
          </table:table-cell>
          <table:table-cell table:style-name="Πίνακας1.B2" office:value-type="string">
            <text:p text:style-name="P34">Base-pair coordinate</text:p>
          </table:table-cell>
        </table:table-row>
        <table:table-row>
          <table:table-cell table:style-name="Πίνακας1.A2" office:value-type="string">
            <text:p text:style-name="P34">A1</text:p>
          </table:table-cell>
          <table:table-cell table:style-name="Πίνακας1.B2" office:value-type="string">
            <text:p text:style-name="P34">Allele 1 (usually minor)</text:p>
          </table:table-cell>
        </table:table-row>
        <table:table-row>
          <table:table-cell table:style-name="Πίνακας1.A2" office:value-type="string">
            <text:p text:style-name="P34">F_A</text:p>
          </table:table-cell>
          <table:table-cell table:style-name="Πίνακας1.B2" office:value-type="string">
            <text:p text:style-name="P34">Allele 1 frequency among cases</text:p>
          </table:table-cell>
        </table:table-row>
        <table:table-row>
          <table:table-cell table:style-name="Πίνακας1.A2" office:value-type="string">
            <text:p text:style-name="P34">F_U</text:p>
          </table:table-cell>
          <table:table-cell table:style-name="Πίνακας1.B2" office:value-type="string">
            <text:p text:style-name="P34">Allele 1 frequency among controls</text:p>
          </table:table-cell>
        </table:table-row>
        <table:table-row>
          <table:table-cell table:style-name="Πίνακας1.A2" office:value-type="string">
            <text:p text:style-name="P34">A2</text:p>
          </table:table-cell>
          <table:table-cell table:style-name="Πίνακας1.B2" office:value-type="string">
            <text:p text:style-name="P34">Allele 2</text:p>
          </table:table-cell>
        </table:table-row>
        <table:table-row>
          <table:table-cell table:style-name="Πίνακας1.A2" office:value-type="string">
            <text:p text:style-name="P35">CHISQ</text:p>
          </table:table-cell>
          <table:table-cell table:style-name="Πίνακας1.B2" office:value-type="string">
            <text:p text:style-name="P34">Allelic test chi-square statistic. <text:span text:style-name="T80">Not present with 'fisher'/'fisher-midp' modifier.</text:span></text:p>
          </table:table-cell>
        </table:table-row>
        <table:table-row>
          <table:table-cell table:style-name="Πίνακας1.A2" office:value-type="string">
            <text:p text:style-name="P34">P</text:p>
          </table:table-cell>
          <table:table-cell table:style-name="Πίνακας1.B2" office:value-type="string">
            <text:p text:style-name="P34">Allelic test p-value</text:p>
          </table:table-cell>
        </table:table-row>
        <table:table-row>
          <table:table-cell table:style-name="Πίνακας1.A2" office:value-type="string">
            <text:p text:style-name="P34">OR</text:p>
          </table:table-cell>
          <table:table-cell table:style-name="Πίνακας1.B2" office:value-type="string">
            <text:p text:style-name="P34">odds(allele 1 | case) / odds(allele 1 | control)</text:p>
          </table:table-cell>
        </table:table-row>
      </table:table>
      <text:p text:style-name="P10"/>
      <text:p text:style-name="P10"/>
      <text:p text:style-name="P29"><text:span text:style-name="T56">Γ</text:span><text:span text:style-name="T57">ια να στήσουμε τον πινακα </text:span><text:span text:style-name="T60">ασθενείς-</text:span><text:span text:style-name="T34">features, </text:span><text:span text:style-name="T57">όπου </text:span><text:span text:style-name="T43">feature </text:span><text:span text:style-name="T57">είναι ένα </text:span><text:span text:style-name="T43">snp, </text:span><text:span text:style-name="T57">κωδικοποιούμε το κάθε </text:span><text:span text:style-name="T43">snp </text:span><text:span text:style-name="T57">σε 0 ή 1 ή 2. </text:span><text:span text:style-name="T58">Για να ξεκινήσουμε την κωδικοποίηση των </text:span><text:span text:style-name="T44">snps </text:span><text:span text:style-name="T58">όπως είπαμε και πριν πρέπει πρώτα να εξάγουμε το </text:span><text:span text:style-name="T44">lgen </text:span><text:span text:style-name="T58">αρχείο των ασθενών με τη χρήση του </text:span><text:span text:style-name="T44">plink. </text:span><text:span text:style-name="T45">To lgen </text:span><text:span text:style-name="T59">αρχείο είναι ξεχωριστό για κάθε χρωμόσωμα και περίεχει το </text:span><text:span text:style-name="T45">snp </text:span><text:span text:style-name="T59">του ασθενή με τα </text:span><text:span text:style-name="T45">allele </text:span><text:span text:style-name="T59">του. Είναι της μορφής:</text:span></text:p>
      <text:p text:style-name="P14"/>
      <text:list xml:id="list486548768159511797" text:style-name="L1">
        <text:list-item>
          <text:p text:style-name="P42">Family ID</text:p>
        </text:list-item>
        <text:list-item>
          <text:p text:style-name="P43">Within-family ID</text:p>
        </text:list-item>
        <text:list-item>
          <text:p text:style-name="P43">Variant identifier</text:p>
        </text:list-item>
        <text:list-item>
          <text:p text:style-name="P43">Allele 1 </text:p>
        </text:list-item>
        <text:list-item>
          <text:p text:style-name="P44"><text:span text:style-name="T67">Allele </text:span><text:span text:style-name="T39">2</text:span></text:p>
        </text:list-item>
      </text:list>
      <text:p text:style-name="P1"><text:span text:style-name="T68">Τ</text:span><text:span text:style-name="T67">ο </text:span><text:span text:style-name="T38">snp </text:span><text:span text:style-name="T67">κάθε ασθένη παίρνει τον κωδικό 0 αν το </text:span><text:span text:style-name="T38">allele1 </text:span><text:span text:style-name="T72">και </text:span><text:span text:style-name="T67">το </text:span><text:span text:style-name="T38">allele2 </text:span><text:span text:style-name="T67">απο το </text:span><text:span text:style-name="T38">lgen </text:span><text:span text:style-name="T67">αρχείο είναι διαφορετικο από το </text:span><text:span text:style-name="T38">allele1(A1) </text:span><text:span text:style-name="T67">του </text:span><text:span text:style-name="T38">assoc </text:span><text:span text:style-name="T67">αρχείου, <text:s/>παίρνει τον κωδικό 1 αν <text:s/></text:span><text:span text:style-name="T72">μόνο</text:span><text:span text:style-name="T65"> </text:span><text:span text:style-name="T67">ένα από τα </text:span><text:span text:style-name="T38">allele1 </text:span><text:span text:style-name="T67">και </text:span><text:span text:style-name="T38">allele2 </text:span><text:span text:style-name="T67">απο το </text:span><text:span text:style-name="T38">lgen </text:span><text:span text:style-name="T67">αρχείο είναι ίδια με το </text:span><text:span text:style-name="T38">allele1(A1) </text:span><text:span text:style-name="T67">του </text:span><text:span text:style-name="T38">assoc </text:span><text:span text:style-name="T67">αρχείου και τέλος <text:s/>παίρνει τον κωδικό 2 αν το </text:span><text:span text:style-name="T38">allele1 </text:span><text:span text:style-name="T72">και</text:span><text:span text:style-name="T67"> το </text:span><text:span text:style-name="T38">allele2 </text:span><text:span text:style-name="T67">απο το </text:span><text:span text:style-name="T38">lgen </text:span><text:span text:style-name="T67">αρχείο είναι ίδια με το </text:span><text:span text:style-name="T38">allele1(A1) </text:span><text:span text:style-name="T67">του </text:span><text:span text:style-name="T38">assoc </text:span><text:span text:style-name="T67">αρχείου.</text:span></text:p>
      <text:p text:style-name="P2"/>
      <text:p text:style-name="P11"/>
      <text:p text:style-name="P11"/>
      <text:p text:style-name="P11"><text:soft-page-break/></text:p>
      <text:p text:style-name="P20"/>
      <text:p text:style-name="P7"><text:span text:style-name="T48">Τ</text:span><text:span text:style-name="T49">α </text:span><text:span text:style-name="T22">snp</text:span><text:span text:style-name="T23">s</text:span><text:span text:style-name="T22"> </text:span><text:span text:style-name="T49">με </text:span><text:span text:style-name="T32">pvalue &lt;= 0.</text:span><text:span text:style-name="T31">0</text:span><text:span text:style-name="T32">001 </text:span><text:span text:style-name="T49">είναι 5415 για να αποφύγουμε το </text:span><text:span text:style-name="T35">overfitting </text:span><text:span text:style-name="T49">μειώνουμε τα </text:span><text:span text:style-name="T22">snps </text:span><text:span text:style-name="T49">με τ</text:span><text:span text:style-name="T50">ον εξής τρόπο, τον οποίο σκεφτήκαμε μόνοι μας. </text:span><text:span text:style-name="T51">Για να επιλέξουμε τα </text:span><text:span text:style-name="T24">snps </text:span><text:span text:style-name="T51">που θα χρησιμοποιήσουμε για την εκπαίδευση, θα βρούμε το </text:span><text:span text:style-name="T24">correlation </text:span><text:span text:style-name="T51">μεταξύ των </text:span><text:span text:style-name="T24">snps </text:span><text:span text:style-name="T51">ανάλογα με την κωδικοποίηση που είπαμε και πιο πάνω.</text:span><text:span text:style-name="T24"> </text:span><text:span text:style-name="T25">T</text:span><text:span text:style-name="T52">ο </text:span><text:span text:style-name="T25">correlation </text:span><text:span text:style-name="T52">μεταξύ ενός </text:span><text:span text:style-name="T25">snps X </text:span><text:span text:style-name="T52">και ενός </text:span><text:span text:style-name="T25">snp </text:span><text:span text:style-name="T52">Υ ορίζεται ως εξής </text:span><text:span text:style-name="T36">COR(X,Y) = COV(X,Y) / VAR(X)*VAR(Y).</text:span></text:p>
      <text:p text:style-name="P13">Ισχύει </text:p>
      <text:list xml:id="list2620768574620740806" text:style-name="L2">
        <text:list-item>
          <text:p text:style-name="P45"><draw:frame draw:style-name="fr1" draw:name="Αντικείμενο1" text:anchor-type="as-char" svg:y="-0.377cm" svg:width="3.621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7">COR(X,Y) = COR(Y,X)</text:p>
        </text:list-item>
        <text:list-item>
          <text:p text:style-name="P47">COR(X,X) = 1</text:p>
        </text:list-item>
      </text:list>
      <text:p text:style-name="P13"/>
      <text:p text:style-name="P7"><text:span text:style-name="T47">Aν είναι ίσο με 1 τότε τα </text:span><text:span text:style-name="T26">snp </text:span><text:span text:style-name="T47">δεν είναι ανεξάρτητα μεταξύ τους, δηλαδή η κωδικοποίηση αλλάζει προς την ίδια κατεύθυνση. Αν είναι κοντά στο 0 είναι ανεξάρτητα μεταξύ τους και αν είναι κοντά στο -1 η κωδικοποίηση αλλάζει προς την αντίθετη κατεύθυνση. </text:span><text:span text:style-name="T53">Αρχικά βρίσκουμε </text:span><text:span text:style-name="T27">snp </text:span><text:span text:style-name="T53">που έχουνε πολύ μεγάλο </text:span><text:span text:style-name="T27">correlation. </text:span><text:span text:style-name="T54">Αυτό σημαίνει ότι βρίσκουμε </text:span><text:span text:style-name="T28">snps </text:span><text:span text:style-name="T54">που η κωδικοποίηση αλλάζει με ίδιο τρόπο όταν κάποιος έχει την ασθένεια ή όταν κάποιος δεν έχει την ασθένεια. Εμείς εκπαιδεύουμε τους </text:span><text:span text:style-name="T28">classifiers </text:span><text:span text:style-name="T55">με τα υπόλοιπα </text:span><text:span text:style-name="T29">snps. </text:span><text:span text:style-name="T55">Αυτό το κάνουμε επειδή τα </text:span><text:span text:style-name="T29">snp </text:span><text:span text:style-name="T55">με υψηλό </text:span><text:span text:style-name="T29">correlation </text:span><text:span text:style-name="T55">έχουν μεταβάλονται κατα τον ίδιο τρόπο ανάλογα με το αν έχουμε </text:span><text:span text:style-name="T29">case </text:span><text:span text:style-name="T55">ή </text:span><text:span text:style-name="T29">control. </text:span><text:span text:style-name="T55">Ετσι χρησιμοποιούμε τα υπόλοιπα </text:span><text:span text:style-name="T29">snps </text:span><text:span text:style-name="T55">που είναι ανεξαρτητα μεταξύ τους με βάση το </text:span><text:span text:style-name="T29">correlation </text:span><text:span text:style-name="T55">για να βγάλουμε την αποφασή μας</text:span></text:p>
      <text:p text:style-name="P19"/>
      <text:p text:style-name="P12">Οι <text:span text:style-name="T74">ασθενεις</text:span> μας ειναι στο συνολο 4980. Απο αυτούς <text:span text:style-name="T81">οι 3962 δεν εχουν την ασθενεια</text:span><text:span text:style-name="T76">(control = 0)</text:span><text:span text:style-name="T81"> και οι υπόλοιποι 1018 εχουν την ασθενεια</text:span><text:span text:style-name="T76">(case = 1)</text:span><text:span text:style-name="T81">.</text:span></text:p>
      <text:p text:style-name="P12"/>
      <text:p text:style-name="P30"><text:span text:style-name="T6">Για κάθε </text:span><text:span text:style-name="T14">classifier </text:span><text:span text:style-name="T6">χωρίζουμε τα <text:s/>δεδομένα που έχουμε σε 10 σύνολα που είναι ξένα μεταξύ τους</text:span><text:span text:style-name="T1">. </text:span><text:span text:style-name="T6">Άρα</text:span><text:span text:style-name="T14"> </text:span><text:span text:style-name="T6">τρέχουμε </text:span><text:span text:style-name="T7">κάθε </text:span><text:span text:style-name="T16">classifier</text:span><text:span text:style-name="T6"> δέκα φορές και κάθε φορά χρησιμοποιούμε τα 9 σύνολα ως δεδομένα εκπαίδευσης και το 1 σύνολο ως </text:span><text:span text:style-name="T14">test </text:span><text:span text:style-name="T6">για να δούμε την ικανότητα γενίκευση του </text:span><text:span text:style-name="T14">classifier.</text:span><text:span text:style-name="T1"> </text:span><text:span text:style-name="T2">Τα αποτελέσματα </text:span><text:span text:style-name="T6">που </text:span><text:span text:style-name="T2">φαίνονται στους παρακάτω πίνακες </text:span><text:span text:style-name="T6">είναι ο μέσος όρος των αποτελεσμάτων που πήραμε από τις 10 φορές που τρ</text:span><text:span text:style-name="T8">έ</text:span><text:span text:style-name="T6">ξαμε τον </text:span><text:span text:style-name="T14">clasifier</text:span><text:span text:style-name="T2">. Το </text:span><text:span text:style-name="T15">Cross validation </text:span><text:span text:style-name="T2">είναι το ποσοστό επιτυχιας της πρόβλεψης. Το </text:span><text:span text:style-name="T15">recall </text:span><text:span text:style-name="T2">υπολογίζεται από τον τύπο </text:span><text:span text:style-name="T11">true positives / <text:s/>(true positives + false negatives) </text:span><text:span text:style-name="T2">και το </text:span><text:span text:style-name="T15">precision </text:span><text:span text:style-name="T2">από τον τύπο </text:span><text:span text:style-name="T11">true positives / <text:s/>(true positives + false positives ). </text:span><text:span text:style-name="T3">Τ</text:span><text:span text:style-name="T9">rue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και πράγματι την έχει. </text:span><text:span text:style-name="T10">False</text:span><text:span text:style-name="T9">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</text:span><text:span text:style-name="T5">και στην πραγματικότητα δεν</text:span><text:span text:style-name="T4"> την έχει. </text:span><text:span text:style-name="T10">False</text:span><text:span text:style-name="T9"> </text:span><text:span text:style-name="T10">negatives</text:span><text:span text:style-name="T13"> </text:span><text:span text:style-name="T4">είναι η πρόβλεψη του </text:span><text:span text:style-name="T12">classifier </text:span><text:span text:style-name="T4">για κάποιον ασθενή ότι </text:span><text:span text:style-name="T5">δεν </text:span><text:span text:style-name="T4">έχει την ασθενεια </text:span><text:span text:style-name="T5">και στην πραγματικότητα </text:span><text:span text:style-name="T4">την έχει. </text:span></text:p>
      <text:p text:style-name="P15"/>
      <text:p text:style-name="P15"/>
      <table:table table:name="Πίνακας2" table:style-name="Πίνακας2">
        <table:table-column table:style-name="Πίνακας2.A" table:number-columns-repeated="5"/>
        <table:table-column table:style-name="Πίνακας2.F"/>
        <table:table-row>
          <table:table-cell table:style-name="Πίνακας2.A1" office:value-type="string">
            <text:p text:style-name="P36"/>
          </table:table-cell>
          <table:table-cell table:style-name="Πίνακας2.A1" office:value-type="string">
            <text:p text:style-name="P39">ACCURACY</text:p>
          </table:table-cell>
          <table:table-cell table:style-name="Πίνακας2.A1" office:value-type="string">
            <text:p text:style-name="P39">AUC</text:p>
          </table:table-cell>
          <table:table-cell table:style-name="Πίνακας2.A1" office:value-type="string">
            <text:p text:style-name="P39">RECALL</text:p>
          </table:table-cell>
          <table:table-cell table:style-name="Πίνακας2.A1" office:value-type="string">
            <text:p text:style-name="P39">PRECISION</text:p>
          </table:table-cell>
          <table:table-cell table:style-name="Πίνακας2.F1" office:value-type="string">
            <text:p text:style-name="P49">F_MEASURE</text:p>
          </table:table-cell>
        </table:table-row>
        <table:table-row>
          <table:table-cell table:style-name="Πίνακας2.A2" office:value-type="string">
            <text:p text:style-name="P39">Low Correlation</text:p>
          </table:table-cell>
          <table:table-cell table:style-name="Πίνακας2.A2" office:value-type="string">
            <text:p text:style-name="P39">0,96</text:p>
          </table:table-cell>
          <table:table-cell table:style-name="Πίνακας2.A2" office:value-type="string">
            <text:p text:style-name="P39">0,97</text:p>
          </table:table-cell>
          <table:table-cell table:style-name="Πίνακας2.A2" office:value-type="string">
            <text:p text:style-name="P39">0,99</text:p>
          </table:table-cell>
          <table:table-cell table:style-name="Πίνακας2.A2" office:value-type="string">
            <text:p text:style-name="P39">0,87</text:p>
          </table:table-cell>
          <table:table-cell table:style-name="Πίνακας2.F2" office:value-type="string">
            <text:p text:style-name="P39">0,92</text:p>
          </table:table-cell>
        </table:table-row>
        <table:table-row>
          <table:table-cell table:style-name="Πίνακας2.A2" office:value-type="string">
            <text:p text:style-name="P39">High Correlation</text:p>
          </table:table-cell>
          <table:table-cell table:style-name="Πίνακας2.A2" office:value-type="string">
            <text:p text:style-name="P39">0,93</text:p>
          </table:table-cell>
          <table:table-cell table:style-name="Πίνακας2.A2" office:value-type="string">
            <text:p text:style-name="P39">0,86</text:p>
          </table:table-cell>
          <table:table-cell table:style-name="Πίνακας2.A2" office:value-type="string">
            <text:p text:style-name="P39">0,75</text:p>
          </table:table-cell>
          <table:table-cell table:style-name="Πίνακας2.A2" office:value-type="string">
            <text:p text:style-name="P39">0,91</text:p>
          </table:table-cell>
          <table:table-cell table:style-name="Πίνακας2.F2" office:value-type="string">
            <text:p text:style-name="P39">0,82</text:p>
          </table:table-cell>
        </table:table-row>
      </table:table>
      <text:p text:style-name="P21">GNB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/>
      <table:table table:name="Πίνακας3" table:style-name="Πίνακας3">
        <table:table-column table:style-name="Πίνακας3.A" table:number-columns-repeated="5"/>
        <table:table-column table:style-name="Πίνακας3.F"/>
        <table:table-row>
          <table:table-cell table:style-name="Πίνακας3.A1" office:value-type="string">
            <text:p text:style-name="P37"/>
          </table:table-cell>
          <table:table-cell table:style-name="Πίνακας3.A1" office:value-type="string">
            <text:p text:style-name="P39">ACCURACY</text:p>
          </table:table-cell>
          <table:table-cell table:style-name="Πίνακας3.A1" office:value-type="string">
            <text:p text:style-name="P39">AUC</text:p>
          </table:table-cell>
          <table:table-cell table:style-name="Πίνακας3.A1" office:value-type="string">
            <text:p text:style-name="P39">RECALL</text:p>
          </table:table-cell>
          <table:table-cell table:style-name="Πίνακας3.A1" office:value-type="string">
            <text:p text:style-name="P39">PRECISION</text:p>
          </table:table-cell>
          <table:table-cell table:style-name="Πίνακας3.F1" office:value-type="string">
            <text:p text:style-name="P49">F_MEASURE</text:p>
          </table:table-cell>
        </table:table-row>
        <table:table-row>
          <table:table-cell table:style-name="Πίνακας3.A2" office:value-type="string">
            <text:p text:style-name="P39">Low Correlation</text:p>
          </table:table-cell>
          <table:table-cell table:style-name="Πίνακας3.A2" office:value-type="string">
            <text:p text:style-name="P39">0,96</text:p>
          </table:table-cell>
          <table:table-cell table:style-name="Πίνακας3.A2" office:value-type="string">
            <text:p text:style-name="P39">0,91</text:p>
          </table:table-cell>
          <table:table-cell table:style-name="Πίνακας3.A2" office:value-type="string">
            <text:p text:style-name="P39">0,83</text:p>
          </table:table-cell>
          <table:table-cell table:style-name="Πίνακας3.A2" office:value-type="string">
            <text:p text:style-name="P39">0,98</text:p>
          </table:table-cell>
          <table:table-cell table:style-name="Πίνακας3.F2" office:value-type="string">
            <text:p text:style-name="P39">0,90</text:p>
          </table:table-cell>
        </table:table-row>
        <table:table-row>
          <table:table-cell table:style-name="Πίνακας3.A2" office:value-type="string">
            <text:p text:style-name="P39">High Correlation</text:p>
          </table:table-cell>
          <table:table-cell table:style-name="Πίνακας3.A2" office:value-type="string">
            <text:p text:style-name="P39">0,87</text:p>
          </table:table-cell>
          <table:table-cell table:style-name="Πίνακας3.A2" office:value-type="string">
            <text:p text:style-name="P39">0,78</text:p>
          </table:table-cell>
          <table:table-cell table:style-name="Πίνακας3.A2" office:value-type="string">
            <text:p text:style-name="P39">0,63</text:p>
          </table:table-cell>
          <table:table-cell table:style-name="Πίνακας3.A2" office:value-type="string">
            <text:p text:style-name="P39">0,72</text:p>
          </table:table-cell>
          <table:table-cell table:style-name="Πίνακας3.F2" office:value-type="string">
            <text:p text:style-name="P39">0,67</text:p>
          </table:table-cell>
        </table:table-row>
      </table:table>
      <text:p text:style-name="P31">SVM(KERNEL)</text:p>
      <text:p text:style-name="P24"/>
      <text:p text:style-name="P25"/>
      <table:table table:name="Πίνακας4" table:style-name="Πίνακας4">
        <table:table-column table:style-name="Πίνακας4.A" table:number-columns-repeated="5"/>
        <table:table-column table:style-name="Πίνακας4.F"/>
        <table:table-row>
          <table:table-cell table:style-name="Πίνακας4.A1" office:value-type="string">
            <text:p text:style-name="P37"/>
          </table:table-cell>
          <table:table-cell table:style-name="Πίνακας4.A1" office:value-type="string">
            <text:p text:style-name="P39">ACCURACY</text:p>
          </table:table-cell>
          <table:table-cell table:style-name="Πίνακας4.A1" office:value-type="string">
            <text:p text:style-name="P39">AUC</text:p>
          </table:table-cell>
          <table:table-cell table:style-name="Πίνακας4.A1" office:value-type="string">
            <text:p text:style-name="P39">RECALL</text:p>
          </table:table-cell>
          <table:table-cell table:style-name="Πίνακας4.A1" office:value-type="string">
            <text:p text:style-name="P39">PRECISION</text:p>
          </table:table-cell>
          <table:table-cell table:style-name="Πίνακας4.F1" office:value-type="string">
            <text:p text:style-name="P49">F_MEASURE</text:p>
          </table:table-cell>
        </table:table-row>
        <table:table-row>
          <table:table-cell table:style-name="Πίνακας4.A2" office:value-type="string">
            <text:p text:style-name="P39">Low Correlation</text:p>
          </table:table-cell>
          <table:table-cell table:style-name="Πίνακας4.A2" office:value-type="string">
            <text:p text:style-name="P39">0,<text:span text:style-name="T82">93</text:span></text:p>
          </table:table-cell>
          <table:table-cell table:style-name="Πίνακας4.A2" office:value-type="string">
            <text:p text:style-name="P39">0,<text:span text:style-name="T82">84</text:span></text:p>
          </table:table-cell>
          <table:table-cell table:style-name="Πίνακας4.A2" office:value-type="string">
            <text:p text:style-name="P39">0,<text:span text:style-name="T82">70</text:span></text:p>
          </table:table-cell>
          <table:table-cell table:style-name="Πίνακας4.A2" office:value-type="string">
            <text:p text:style-name="P39">0,<text:span text:style-name="T82">95</text:span></text:p>
          </table:table-cell>
          <table:table-cell table:style-name="Πίνακας4.F2" office:value-type="string">
            <text:p text:style-name="P39">0,<text:span text:style-name="T82">8</text:span>0</text:p>
          </table:table-cell>
        </table:table-row>
        <table:table-row>
          <table:table-cell table:style-name="Πίνακας4.A2" office:value-type="string">
            <text:p text:style-name="P39">High Correlation</text:p>
          </table:table-cell>
          <table:table-cell table:style-name="Πίνακας4.A2" office:value-type="string">
            <text:p text:style-name="P39">0,87</text:p>
          </table:table-cell>
          <table:table-cell table:style-name="Πίνακας4.A2" office:value-type="string">
            <text:p text:style-name="P39">0,7<text:span text:style-name="T82">6</text:span></text:p>
          </table:table-cell>
          <table:table-cell table:style-name="Πίνακας4.A2" office:value-type="string">
            <text:p text:style-name="P39">0,<text:span text:style-name="T82">57</text:span></text:p>
          </table:table-cell>
          <table:table-cell table:style-name="Πίνακας4.A2" office:value-type="string">
            <text:p text:style-name="P39">0,7<text:span text:style-name="T82">5</text:span></text:p>
          </table:table-cell>
          <table:table-cell table:style-name="Πίνακας4.F2" office:value-type="string">
            <text:p text:style-name="P39">0,6<text:span text:style-name="T82">5</text:span></text:p>
          </table:table-cell>
        </table:table-row>
      </table:table>
      <text:p text:style-name="P33"><text:span text:style-name="T40">L</text:span><text:span text:style-name="T41">inear</text:span><text:span text:style-name="T40"> L</text:span><text:span text:style-name="T41">ogistic</text:span><text:span text:style-name="T40"> R</text:span><text:bookmark text:name="OLS1"/><text:span text:style-name="T41">egression</text:span></text:p>
      <text:p text:style-name="P48"/>
      <text:p text:style-name="P48"/>
      <text:p text:style-name="P28"><text:span text:style-name="T69">Σ</text:span><text:span text:style-name="T67">τη συνέχεια με τη βοήθεια του </text:span><text:span text:style-name="T38">plink </text:span><text:span text:style-name="T67">κάναμε εξαγωγή </text:span><text:span text:style-name="T70">ενος αρχείου </text:span><text:span text:style-name="T42">assoc </text:span><text:span text:style-name="T70">μεβάση τον κανόνα </text:span><text:span text:style-name="T42">fisher. </text:span><text:span text:style-name="T71">Κρατήσαμε </text:span><text:span text:style-name="T37">snps </text:span><text:span text:style-name="T71">με </text:span><text:span text:style-name="T37">pvalue &lt;= 0.001 </text:span><text:span text:style-name="T71">και στη συνέχεια επιλέξαμε χαρακτηριστικά με τον παραπάνω τρόπο που είπαμε.</text:span></text:p>
      <text:p text:style-name="P46"/>
      <text:p text:style-name="P18"/>
      <table:table table:name="Πίνακας5" table:style-name="Πίνακας5">
        <table:table-column table:style-name="Πίνακας5.A" table:number-columns-repeated="5"/>
        <table:table-column table:style-name="Πίνακας5.F"/>
        <table:table-row>
          <table:table-cell table:style-name="Πίνακας5.A1" office:value-type="string">
            <text:p text:style-name="P38"/>
          </table:table-cell>
          <table:table-cell table:style-name="Πίνακας5.A1" office:value-type="string">
            <text:p text:style-name="P40">ACCURACY</text:p>
          </table:table-cell>
          <table:table-cell table:style-name="Πίνακας5.A1" office:value-type="string">
            <text:p text:style-name="P40">AUC</text:p>
          </table:table-cell>
          <table:table-cell table:style-name="Πίνακας5.A1" office:value-type="string">
            <text:p text:style-name="P40">RECALL</text:p>
          </table:table-cell>
          <table:table-cell table:style-name="Πίνακας5.A1" office:value-type="string">
            <text:p text:style-name="P40">PRECISION</text:p>
          </table:table-cell>
          <table:table-cell table:style-name="Πίνακας5.F1" office:value-type="string">
            <text:p text:style-name="P49">F_MEASURE</text:p>
          </table:table-cell>
        </table:table-row>
        <table:table-row>
          <table:table-cell table:style-name="Πίνακας5.A2" office:value-type="string">
            <text:p text:style-name="P40">Low Correlation</text:p>
          </table:table-cell>
          <table:table-cell table:style-name="Πίνακας5.A2" office:value-type="string">
            <text:p text:style-name="P40">0,<text:span text:style-name="T78">74</text:span></text:p>
          </table:table-cell>
          <table:table-cell table:style-name="Πίνακας5.A2" office:value-type="string">
            <text:p text:style-name="P40">0,<text:span text:style-name="T78">78</text:span></text:p>
          </table:table-cell>
          <table:table-cell table:style-name="Πίνακας5.A2" office:value-type="string">
            <text:p text:style-name="P40">0,<text:span text:style-name="T78">85</text:span></text:p>
          </table:table-cell>
          <table:table-cell table:style-name="Πίνακας5.A2" office:value-type="string">
            <text:p text:style-name="P40">0,<text:span text:style-name="T78">43</text:span></text:p>
          </table:table-cell>
          <table:table-cell table:style-name="Πίνακας5.F2" office:value-type="string">
            <text:p text:style-name="P40">0,<text:span text:style-name="T78">57</text:span></text:p>
          </table:table-cell>
        </table:table-row>
        <table:table-row>
          <table:table-cell table:style-name="Πίνακας5.A2" office:value-type="string">
            <text:p text:style-name="P40">High Correlation</text:p>
          </table:table-cell>
          <table:table-cell table:style-name="Πίνακας5.A2" office:value-type="string">
            <text:p text:style-name="P40">0,<text:span text:style-name="T78">49</text:span></text:p>
          </table:table-cell>
          <table:table-cell table:style-name="Πίνακας5.A2" office:value-type="string">
            <text:p text:style-name="P40">0,<text:span text:style-name="T78">63</text:span></text:p>
          </table:table-cell>
          <table:table-cell table:style-name="Πίνακας5.A2" office:value-type="string">
            <text:p text:style-name="P40">0,<text:span text:style-name="T78">87</text:span></text:p>
          </table:table-cell>
          <table:table-cell table:style-name="Πίνακας5.A2" office:value-type="string">
            <text:p text:style-name="P40">0,<text:span text:style-name="T78">27</text:span></text:p>
          </table:table-cell>
          <table:table-cell table:style-name="Πίνακας5.F2" office:value-type="string">
            <text:p text:style-name="P40">0,<text:span text:style-name="T78">41</text:span></text:p>
          </table:table-cell>
        </table:table-row>
      </table:table>
      <text:p text:style-name="P22">GNB</text:p>
      <text:p text:style-name="P17"/>
      <table:table table:name="Πίνακας6" table:style-name="Πίνακας6">
        <table:table-column table:style-name="Πίνακας6.A" table:number-columns-repeated="5"/>
        <table:table-column table:style-name="Πίνακας6.F"/>
        <table:table-row>
          <table:table-cell table:style-name="Πίνακας6.A1" office:value-type="string">
            <text:p text:style-name="P38"/>
          </table:table-cell>
          <table:table-cell table:style-name="Πίνακας6.A1" office:value-type="string">
            <text:p text:style-name="P40">ACCURACY</text:p>
          </table:table-cell>
          <table:table-cell table:style-name="Πίνακας6.A1" office:value-type="string">
            <text:p text:style-name="P40">AUC</text:p>
          </table:table-cell>
          <table:table-cell table:style-name="Πίνακας6.A1" office:value-type="string">
            <text:p text:style-name="P40">RECALL</text:p>
          </table:table-cell>
          <table:table-cell table:style-name="Πίνακας6.A1" office:value-type="string">
            <text:p text:style-name="P40">PRECISION</text:p>
          </table:table-cell>
          <table:table-cell table:style-name="Πίνακας6.F1" office:value-type="string">
            <text:p text:style-name="P49">F_MEASURE</text:p>
          </table:table-cell>
        </table:table-row>
        <table:table-row>
          <table:table-cell table:style-name="Πίνακας6.A2" office:value-type="string">
            <text:p text:style-name="P40">Low Correlation</text:p>
          </table:table-cell>
          <table:table-cell table:style-name="Πίνακας6.A2" office:value-type="string">
            <text:p text:style-name="P40">0,96</text:p>
          </table:table-cell>
          <table:table-cell table:style-name="Πίνακας6.A2" office:value-type="string">
            <text:p text:style-name="P40">0,9<text:span text:style-name="T78">3</text:span></text:p>
          </table:table-cell>
          <table:table-cell table:style-name="Πίνακας6.A2" office:value-type="string">
            <text:p text:style-name="P40">0,8<text:span text:style-name="T78">8</text:span></text:p>
          </table:table-cell>
          <table:table-cell table:style-name="Πίνακας6.A2" office:value-type="string">
            <text:p text:style-name="P40">0,9<text:span text:style-name="T78">4</text:span></text:p>
          </table:table-cell>
          <table:table-cell table:style-name="Πίνακας6.F2" office:value-type="string">
            <text:p text:style-name="P40">0,9<text:span text:style-name="T78">1</text:span></text:p>
          </table:table-cell>
        </table:table-row>
        <table:table-row>
          <table:table-cell table:style-name="Πίνακας6.A2" office:value-type="string">
            <text:p text:style-name="P40">High Correlation</text:p>
          </table:table-cell>
          <table:table-cell table:style-name="Πίνακας6.A2" office:value-type="string">
            <text:p text:style-name="P40">0,<text:span text:style-name="T78">93</text:span></text:p>
          </table:table-cell>
          <table:table-cell table:style-name="Πίνακας6.A2" office:value-type="string">
            <text:p text:style-name="P41">0,<text:span text:style-name="T83">8</text:span>8</text:p>
          </table:table-cell>
          <table:table-cell table:style-name="Πίνακας6.A2" office:value-type="string">
            <text:p text:style-name="P40">0,<text:span text:style-name="T78">81</text:span></text:p>
          </table:table-cell>
          <table:table-cell table:style-name="Πίνακας6.A2" office:value-type="string">
            <text:p text:style-name="P40">0,<text:span text:style-name="T78">84</text:span></text:p>
          </table:table-cell>
          <table:table-cell table:style-name="Πίνακας6.F2" office:value-type="string">
            <text:p text:style-name="P40">0,<text:span text:style-name="T78">82</text:span></text:p>
          </table:table-cell>
        </table:table-row>
      </table:table>
      <text:p text:style-name="P32">SVM(KERNEL)</text:p>
      <text:p text:style-name="P26"/>
      <text:p text:style-name="P26"/>
      <table:table table:name="Πίνακας7" table:style-name="Πίνακας7">
        <table:table-column table:style-name="Πίνακας7.A" table:number-columns-repeated="5"/>
        <table:table-column table:style-name="Πίνακας7.F"/>
        <table:table-row>
          <table:table-cell table:style-name="Πίνακας7.A1" office:value-type="string">
            <text:p text:style-name="P38"/>
          </table:table-cell>
          <table:table-cell table:style-name="Πίνακας7.A1" office:value-type="string">
            <text:p text:style-name="P40">ACCURACY</text:p>
          </table:table-cell>
          <table:table-cell table:style-name="Πίνακας7.A1" office:value-type="string">
            <text:p text:style-name="P40">AUC</text:p>
          </table:table-cell>
          <table:table-cell table:style-name="Πίνακας7.A1" office:value-type="string">
            <text:p text:style-name="P40">RECALL</text:p>
          </table:table-cell>
          <table:table-cell table:style-name="Πίνακας7.A1" office:value-type="string">
            <text:p text:style-name="P40">PRECISION</text:p>
          </table:table-cell>
          <table:table-cell table:style-name="Πίνακας7.F1" office:value-type="string">
            <text:p text:style-name="P49">F_MEASURE</text:p>
          </table:table-cell>
        </table:table-row>
        <table:table-row>
          <table:table-cell table:style-name="Πίνακας7.A2" office:value-type="string">
            <text:p text:style-name="P40">Low Correlation</text:p>
          </table:table-cell>
          <table:table-cell table:style-name="Πίνακας7.A2" office:value-type="string">
            <text:p text:style-name="P40">0,<text:span text:style-name="T82">9</text:span><text:span text:style-name="T78">6</text:span></text:p>
          </table:table-cell>
          <table:table-cell table:style-name="Πίνακας7.A2" office:value-type="string">
            <text:p text:style-name="P40">0,<text:span text:style-name="T78">93</text:span></text:p>
          </table:table-cell>
          <table:table-cell table:style-name="Πίνακας7.A2" office:value-type="string">
            <text:p text:style-name="P40">0,<text:span text:style-name="T78">87</text:span></text:p>
          </table:table-cell>
          <table:table-cell table:style-name="Πίνακας7.A2" office:value-type="string">
            <text:p text:style-name="P40">0,<text:span text:style-name="T82">9</text:span><text:span text:style-name="T78">6</text:span></text:p>
          </table:table-cell>
          <table:table-cell table:style-name="Πίνακας7.F2" office:value-type="string">
            <text:p text:style-name="P40">0,<text:span text:style-name="T78">92</text:span></text:p>
          </table:table-cell>
        </table:table-row>
        <table:table-row>
          <table:table-cell table:style-name="Πίνακας7.A2" office:value-type="string">
            <text:p text:style-name="P40">High Correlation</text:p>
          </table:table-cell>
          <table:table-cell table:style-name="Πίνακας7.A2" office:value-type="string">
            <text:p text:style-name="P40">0,<text:span text:style-name="T78">93</text:span></text:p>
          </table:table-cell>
          <table:table-cell table:style-name="Πίνακας7.A2" office:value-type="string">
            <text:p text:style-name="P40">0,<text:span text:style-name="T78">88</text:span></text:p>
          </table:table-cell>
          <table:table-cell table:style-name="Πίνακας7.A2" office:value-type="string">
            <text:p text:style-name="P40">0,<text:span text:style-name="T78">79</text:span></text:p>
          </table:table-cell>
          <table:table-cell table:style-name="Πίνακας7.A2" office:value-type="string">
            <text:p text:style-name="P40">0,<text:span text:style-name="T78">87</text:span></text:p>
          </table:table-cell>
          <table:table-cell table:style-name="Πίνακας7.F2" office:value-type="string">
            <text:p text:style-name="P40">0,<text:span text:style-name="T78">83</text:span></text:p>
          </table:table-cell>
        </table:table-row>
      </table:table>
      <text:p text:style-name="P27"><text:span text:style-name="T40">L</text:span><text:span text:style-name="T41">inear</text:span><text:span text:style-name="T40"> L</text:span><text:span text:style-name="T41">ogistic</text:span><text:span text:style-name="T40"> R</text:span><text:bookmark text:name="OLS11"/><text:span text:style-name="T41">egr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05:29.515000000</meta:creation-date>
    <meta:editing-duration>PT1M24S</meta:editing-duration>
    <meta:editing-cycles>2</meta:editing-cycles>
    <meta:generator>LibreOffice/5.1.1.3$Windows_x86 LibreOffice_project/89f508ef3ecebd2cfb8e1def0f0ba9a803b88a6d</meta:generator>
    <dc:date>2017-06-26T14:06:51.318000000</dc:date>
    <meta:document-statistic meta:table-count="7" meta:image-count="0" meta:object-count="1" meta:page-count="3" meta:paragraph-count="149" meta:word-count="824" meta:character-count="4871" meta:non-whitespace-character-count="4193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COR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≤</mo>
        <mn>1</mn>
      </mrow>
    </mrow>
    <annotation encoding="StarMath 5.0">-1&lt;= COR( X,Y ) &lt;= 1
</annotation>
  </semantics>
</math>
</file>